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6871" officeooo:paragraph-rsid="000f6871"/>
    </style:style>
    <style:style style:name="P2" style:family="paragraph" style:parent-style-name="Standard">
      <style:text-properties officeooo:rsid="00132ed5" officeooo:paragraph-rsid="00132ed5"/>
    </style:style>
    <style:style style:name="P3" style:family="paragraph" style:parent-style-name="Standard">
      <style:text-properties officeooo:rsid="0014fea9" officeooo:paragraph-rsid="0014fea9"/>
    </style:style>
    <style:style style:name="P4" style:family="paragraph" style:parent-style-name="Standard">
      <style:text-properties officeooo:rsid="00181061" officeooo:paragraph-rsid="00181061"/>
    </style:style>
    <style:style style:name="P5" style:family="paragraph" style:parent-style-name="Standard">
      <style:text-properties officeooo:rsid="001e9c47" officeooo:paragraph-rsid="001e9c47"/>
    </style:style>
    <style:style style:name="P6" style:family="paragraph" style:parent-style-name="Standard">
      <style:text-properties officeooo:rsid="001ff2d8" officeooo:paragraph-rsid="001ff2d8"/>
    </style:style>
    <style:style style:name="P7" style:family="paragraph" style:parent-style-name="Standard">
      <style:text-properties officeooo:rsid="002005d8" officeooo:paragraph-rsid="002005d8"/>
    </style:style>
    <style:style style:name="P8" style:family="paragraph" style:parent-style-name="Standard">
      <style:text-properties officeooo:rsid="00216186" officeooo:paragraph-rsid="00216186"/>
    </style:style>
    <style:style style:name="P9" style:family="paragraph" style:parent-style-name="Standard">
      <style:text-properties officeooo:rsid="0021abd0" officeooo:paragraph-rsid="0021abd0"/>
    </style:style>
    <style:style style:name="P10" style:family="paragraph" style:parent-style-name="Standard">
      <style:text-properties officeooo:rsid="00231e9f" officeooo:paragraph-rsid="00231e9f"/>
    </style:style>
    <style:style style:name="P11" style:family="paragraph" style:parent-style-name="Standard">
      <style:text-properties officeooo:rsid="00233e71" officeooo:paragraph-rsid="00233e71"/>
    </style:style>
    <style:style style:name="P12" style:family="paragraph" style:parent-style-name="Standard">
      <style:text-properties officeooo:rsid="0023e9df" officeooo:paragraph-rsid="0023e9df"/>
    </style:style>
    <style:style style:name="P13" style:family="paragraph" style:parent-style-name="Standard">
      <style:text-properties officeooo:rsid="0025196a" officeooo:paragraph-rsid="0025196a"/>
    </style:style>
    <style:style style:name="P14" style:family="paragraph" style:parent-style-name="Standard">
      <style:text-properties officeooo:rsid="0025196a" officeooo:paragraph-rsid="00507fc6"/>
    </style:style>
    <style:style style:name="P15" style:family="paragraph" style:parent-style-name="Standard">
      <style:text-properties officeooo:rsid="0025196a" officeooo:paragraph-rsid="0051788a"/>
    </style:style>
    <style:style style:name="P16" style:family="paragraph" style:parent-style-name="Standard">
      <style:text-properties officeooo:rsid="00261ccf" officeooo:paragraph-rsid="0025196a"/>
    </style:style>
    <style:style style:name="P17" style:family="paragraph" style:parent-style-name="Standard">
      <style:text-properties officeooo:rsid="00261ccf" officeooo:paragraph-rsid="00507fc6"/>
    </style:style>
    <style:style style:name="P18" style:family="paragraph" style:parent-style-name="Standard">
      <style:text-properties officeooo:rsid="00261ccf" officeooo:paragraph-rsid="0051788a"/>
    </style:style>
    <style:style style:name="P19" style:family="paragraph" style:parent-style-name="Standard">
      <style:text-properties officeooo:rsid="002ac9e1" officeooo:paragraph-rsid="002ac9e1"/>
    </style:style>
    <style:style style:name="P20" style:family="paragraph" style:parent-style-name="Standard">
      <style:text-properties officeooo:rsid="002c5769" officeooo:paragraph-rsid="002c5769"/>
    </style:style>
    <style:style style:name="P21" style:family="paragraph" style:parent-style-name="Standard">
      <style:text-properties officeooo:rsid="002d0ecd" officeooo:paragraph-rsid="002d0ecd"/>
    </style:style>
    <style:style style:name="P22" style:family="paragraph" style:parent-style-name="Standard">
      <style:text-properties officeooo:rsid="002ee5c9" officeooo:paragraph-rsid="002ee5c9"/>
    </style:style>
    <style:style style:name="P23" style:family="paragraph" style:parent-style-name="Standard">
      <style:text-properties officeooo:rsid="00321052" officeooo:paragraph-rsid="00321052"/>
    </style:style>
    <style:style style:name="P24" style:family="paragraph" style:parent-style-name="Standard">
      <style:text-properties officeooo:rsid="00353a9b" officeooo:paragraph-rsid="00353a9b"/>
    </style:style>
    <style:style style:name="P25" style:family="paragraph" style:parent-style-name="Standard">
      <style:text-properties officeooo:rsid="003696ce" officeooo:paragraph-rsid="003696ce"/>
    </style:style>
    <style:style style:name="P26" style:family="paragraph" style:parent-style-name="Standard">
      <style:text-properties officeooo:rsid="003927e2" officeooo:paragraph-rsid="003927e2"/>
    </style:style>
    <style:style style:name="P27" style:family="paragraph" style:parent-style-name="Standard">
      <style:text-properties officeooo:rsid="003a913f" officeooo:paragraph-rsid="003a913f"/>
    </style:style>
    <style:style style:name="P28" style:family="paragraph" style:parent-style-name="Standard">
      <style:text-properties officeooo:rsid="003d4e52" officeooo:paragraph-rsid="003d4e52"/>
    </style:style>
    <style:style style:name="P29" style:family="paragraph" style:parent-style-name="Standard">
      <style:text-properties officeooo:rsid="003ef416" officeooo:paragraph-rsid="003ef416"/>
    </style:style>
    <style:style style:name="P30" style:family="paragraph" style:parent-style-name="Standard">
      <style:text-properties officeooo:rsid="003f191c" officeooo:paragraph-rsid="003f191c"/>
    </style:style>
    <style:style style:name="P31" style:family="paragraph" style:parent-style-name="Standard">
      <style:text-properties officeooo:rsid="003f82ab" officeooo:paragraph-rsid="003f82ab"/>
    </style:style>
    <style:style style:name="P32" style:family="paragraph" style:parent-style-name="Standard">
      <style:text-properties officeooo:rsid="0042be52" officeooo:paragraph-rsid="0042be52"/>
    </style:style>
    <style:style style:name="P33" style:family="paragraph" style:parent-style-name="Standard">
      <style:text-properties officeooo:rsid="0043d471" officeooo:paragraph-rsid="0043d471"/>
    </style:style>
    <style:style style:name="P34" style:family="paragraph" style:parent-style-name="Standard">
      <style:text-properties officeooo:rsid="004496e6" officeooo:paragraph-rsid="004496e6"/>
    </style:style>
    <style:style style:name="P35" style:family="paragraph" style:parent-style-name="Standard">
      <style:text-properties officeooo:rsid="0045e1dc" officeooo:paragraph-rsid="0045e1dc"/>
    </style:style>
    <style:style style:name="P36" style:family="paragraph" style:parent-style-name="Standard">
      <style:text-properties officeooo:rsid="0047659c" officeooo:paragraph-rsid="0047659c"/>
    </style:style>
    <style:style style:name="P37" style:family="paragraph" style:parent-style-name="Standard">
      <style:text-properties officeooo:rsid="004be637" officeooo:paragraph-rsid="004be637"/>
    </style:style>
    <style:style style:name="P38" style:family="paragraph" style:parent-style-name="Standard">
      <style:text-properties officeooo:rsid="00504cdc" officeooo:paragraph-rsid="00504cdc"/>
    </style:style>
    <style:style style:name="P39" style:family="paragraph" style:parent-style-name="Standard">
      <style:text-properties officeooo:rsid="00480e92" officeooo:paragraph-rsid="00480e92"/>
    </style:style>
    <style:style style:name="P40" style:family="paragraph" style:parent-style-name="Standard">
      <style:text-properties officeooo:rsid="00507fc6" officeooo:paragraph-rsid="00507fc6"/>
    </style:style>
    <style:style style:name="P41" style:family="paragraph" style:parent-style-name="Standard">
      <style:text-properties officeooo:rsid="00507fc6" officeooo:paragraph-rsid="0051788a"/>
    </style:style>
    <style:style style:name="P42" style:family="paragraph" style:parent-style-name="Standard">
      <style:paragraph-properties fo:break-before="page"/>
      <style:text-properties officeooo:rsid="00507fc6" officeooo:paragraph-rsid="00507fc6"/>
    </style:style>
    <style:style style:name="T1" style:family="text">
      <style:text-properties officeooo:rsid="000fddce"/>
    </style:style>
    <style:style style:name="T2" style:family="text">
      <style:text-properties officeooo:rsid="0010ad90"/>
    </style:style>
    <style:style style:name="T3" style:family="text">
      <style:text-properties officeooo:rsid="0012687c"/>
    </style:style>
    <style:style style:name="T4" style:family="text">
      <style:text-properties officeooo:rsid="0017642b"/>
    </style:style>
    <style:style style:name="T5" style:family="text">
      <style:text-properties officeooo:rsid="0019628f"/>
    </style:style>
    <style:style style:name="T6" style:family="text">
      <style:text-properties officeooo:rsid="001aaf4b"/>
    </style:style>
    <style:style style:name="T7" style:family="text">
      <style:text-properties officeooo:rsid="0021241e"/>
    </style:style>
    <style:style style:name="T8" style:family="text">
      <style:text-properties officeooo:rsid="00244807"/>
    </style:style>
    <style:style style:name="T9" style:family="text">
      <style:text-properties officeooo:rsid="00279b4d"/>
    </style:style>
    <style:style style:name="T10" style:family="text">
      <style:text-properties officeooo:rsid="002b86d9"/>
    </style:style>
    <style:style style:name="T11" style:family="text">
      <style:text-properties officeooo:rsid="002d6419"/>
    </style:style>
    <style:style style:name="T12" style:family="text">
      <style:text-properties officeooo:rsid="00302cb0"/>
    </style:style>
    <style:style style:name="T13" style:family="text">
      <style:text-properties officeooo:rsid="0034a0a0"/>
    </style:style>
    <style:style style:name="T14" style:family="text">
      <style:text-properties officeooo:rsid="00387f51"/>
    </style:style>
    <style:style style:name="T15" style:family="text">
      <style:text-properties officeooo:rsid="003b7eff"/>
    </style:style>
    <style:style style:name="T16" style:family="text">
      <style:text-properties officeooo:rsid="003e1008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504cdc"/>
    </style:style>
    <style:style style:name="T19" style:family="text">
      <style:text-properties officeooo:rsid="00507fc6"/>
    </style:style>
    <style:style style:name="T20" style:family="text">
      <style:text-properties officeooo:rsid="0051788a"/>
    </style:style>
    <style:style style:name="T21" style:family="text">
      <style:text-properties officeooo:rsid="00525144"/>
    </style:style>
    <style:style style:name="T22" style:family="text">
      <style:text-properties officeooo:rsid="00532a8c"/>
    </style:style>
    <style:style style:name="T23" style:family="text">
      <style:text-properties officeooo:rsid="005444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ot – <text:span text:style-name="T3">su → super user</text:span></text:p>
      <text:p text:style-name="P1">sudo vi /etc/sudoers</text:p>
      <text:p text:style-name="P1"/>
      <text:p text:style-name="P1">nano → ctrl + x to quit</text:p>
      <text:p text:style-name="P1">vi → quit (:q) – edit(<text:span text:style-name="T1">press I, esc to go out</text:span>), :<text:span text:style-name="T2">wq to write and q, :w to write - :wq! Will not ask you anything. Use ! Whenever you want to force it.</text:span></text:p>
      <text:p text:style-name="P1"/>
      <text:p text:style-name="P2">passwd to change password</text:p>
      <text:p text:style-name="P2"/>
      <text:p text:style-name="P2">adduser to add a username</text:p>
      <text:p text:style-name="P2"/>
      <text:p text:style-name="P2">run either in sudo or su</text:p>
      <text:p text:style-name="P2"/>
      <text:p text:style-name="P3">ls -l <text:span text:style-name="T4">to list</text:span></text:p>
      <text:p text:style-name="P4">ls -a <text:span text:style-name="T5">to show all (hidden) files</text:span></text:p>
      <text:p text:style-name="P4"><text:tab/><text:span text:style-name="T6">You can combine those two together</text:span></text:p>
      <text:p text:style-name="P5">cd change directory</text:p>
      <text:p text:style-name="P6">pwd to print current directory</text:p>
      <text:p text:style-name="P7">cd / for hd</text:p>
      <text:p text:style-name="P7">cd ~/<text:span text:style-name="T7">Download</text:span> for user home folder <text:span text:style-name="T7">downloads</text:span></text:p>
      <text:p text:style-name="P8">cd or cd ~ for hoem</text:p>
      <text:p text:style-name="P9">or just cd path</text:p>
      <text:p text:style-name="P10"/>
      <text:p text:style-name="P10">dmod dashes for files</text:p>
      <text:p text:style-name="P11"/>
      <text:p text:style-name="P11">chmod +x filename to make it executable for everyone</text:p>
      <text:p text:style-name="P11">chmod +-(rwx)</text:p>
      <text:p text:style-name="P12">User – Usergroup – Guests <text:span text:style-name="T8">is how stuff are organized</text:span></text:p>
      <text:p text:style-name="P12"/>
      <text:p text:style-name="P13">rwx rwx rwx</text:p>
      <text:p text:style-name="P13">111 101 10<text:span text:style-name="T9">1</text:span></text:p>
      <text:p text:style-name="P13"><text:s/>7 <text:s text:c="5"/>5 <text:s text:c="4"/>5</text:p>
      <text:p text:style-name="P16">binary</text:p>
      <text:p text:style-name="P20">100 → 4 – 101 → 5 – 110 → 6 – 111 → 7</text:p>
      <text:p text:style-name="P19">chmod 755 filename</text:p>
      <text:p text:style-name="P37">chmod 777 for all being true.</text:p>
      <text:p text:style-name="P37"/>
      <text:p text:style-name="P19">chown <text:span text:style-name="T10">username filename to change owner → needs to be in sudo</text:span></text:p>
      <text:p text:style-name="P19"/>
      <text:p text:style-name="P21">alias shortcut=command</text:p>
      <text:p text:style-name="P21">alias c=clear <text:span text:style-name="T11">to make c executes clear</text:span></text:p>
      <text:p text:style-name="P21"/>
      <text:p text:style-name="P22">history to print history of commands of everything you have done on this OS</text:p>
      <text:p text:style-name="P23"/>
      <text:p text:style-name="P23">tab expands <text:span text:style-name="T13">filename, directory, command, etc...</text:span></text:p>
      <text:p text:style-name="P23"/>
      <text:p text:style-name="P22">.<text:span text:style-name="T12">bashrc file to edit the aliases forever. Aliases do not stay the same forever unless added to this file.</text:span></text:p>
      <text:p text:style-name="P22"/>
      <text:p text:style-name="P24">cat <text:span text:style-name="T14">filename to present the text in terminal</text:span></text:p>
      <text:p text:style-name="P26"><text:soft-page-break/>tail does the same for long files where it shows you the last few lines of it. <text:span text:style-name="T18">head to do the opposite</text:span></text:p>
      <text:p text:style-name="P38"/>
      <text:p text:style-name="P25">if something is not in your user permissions, use sudo</text:p>
      <text:p text:style-name="P25"/>
      <text:p text:style-name="P27">kill to kill processes</text:p>
      <text:p text:style-name="P27">top to see the processes – one of several commands - <text:span text:style-name="T15">you kill through process id, which is PID</text:span></text:p>
      <text:p text:style-name="P28">ps to see processes →<text:span text:style-name="T16"> goes to with aux, or one of them.</text:span></text:p>
      <text:p text:style-name="P28"/>
      <text:p text:style-name="P29">man ps</text:p>
      <text:p text:style-name="P29"/>
      <text:p text:style-name="P30">ps aux for <text:span text:style-name="T17">a</text:span>ll executable processes from all users</text:p>
      <text:p text:style-name="P31">ps ely does the same thing</text:p>
      <text:p text:style-name="P31"/>
      <text:p text:style-name="P32">mkdir to make new directory</text:p>
      <text:p text:style-name="P32"/>
      <text:p text:style-name="P33">mv to move and to change the name</text:p>
      <text:p text:style-name="P33"/>
      <text:p text:style-name="P34">rm to remove files</text:p>
      <text:p text:style-name="P35">rm -r to remove from sub directories recursively</text:p>
      <text:p text:style-name="P35">rm -rf to do it with even force</text:p>
      <text:p text:style-name="P35">use sudo and it will delete everything</text:p>
      <text:p text:style-name="P35"/>
      <text:p text:style-name="P36">uname and uname -a for linux information</text:p>
      <text:p text:style-name="P36"/>
      <text:p text:style-name="P36">uptime to know how long has it been</text:p>
      <text:p text:style-name="P36"/>
      <text:p text:style-name="P39">shutdown and shutdown now</text:p>
      <text:p text:style-name="P42">chmod playing</text:p>
      <text:p text:style-name="P40"><text:span text:style-name="T23">421</text:span> <text:span text:style-name="T23">421</text:span> <text:span text:style-name="T23">4211</text:span></text:p>
      <text:p text:style-name="P14">rwx rwx rwx</text:p>
      <text:p text:style-name="P14"><text:span text:style-name="T19">0</text:span>11 <text:span text:style-name="T19">0</text:span>01 <text:span text:style-name="T19">0</text:span>0<text:span text:style-name="T9">1</text:span></text:p>
      <text:p text:style-name="P14"><text:s/><text:span text:style-name="T23">3</text:span> <text:s text:c="5"/><text:span text:style-name="T23">1</text:span> <text:s text:c="4"/><text:span text:style-name="T23">1</text:span></text:p>
      <text:p text:style-name="P17"/>
      <text:p text:style-name="P41">124 124 124</text:p>
      <text:p text:style-name="P15">rwx rwx rwx</text:p>
      <text:p text:style-name="P15"><text:span text:style-name="T20">111</text:span> <text:span text:style-name="T19">0</text:span>0<text:span text:style-name="T20">0</text:span> <text:span text:style-name="T19">0</text:span>0<text:span text:style-name="T20">0</text:span></text:p>
      <text:p text:style-name="P15"><text:s/><text:span text:style-name="T20">7</text:span> <text:s text:c="5"/><text:span text:style-name="T20">0</text:span> <text:s text:c="4"/><text:span text:style-name="T21">0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12:21.454667807</meta:creation-date>
    <dc:date>2017-03-16T02:23:19.773118159</dc:date>
    <meta:editing-duration>PT2H22M5S</meta:editing-duration>
    <meta:editing-cycles>74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400" meta:character-count="1978" meta:non-whitespace-character-count="1599"/>
  </office:meta>
</office:document-meta>
</file>